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Tries<text:tab/>2</text:p>
          <text:p text:style-name="P2">1.1Discontinue oracle<text:tab/>2</text:p>
          <text:p text:style-name="P2">1.2Download sources<text:tab/>2</text:p>
          <text:p text:style-name="P3">2Appendix<text:tab/>3</text:p>
          <text:p text:style-name="P2">2.1Links<text:tab/>3</text:p>
        </text:index-body>
      </text:table-of-content>
      <text:p text:style-name="Standard"/>
      <text:h text:style-name="P5" text:outline-level="1">Tries</text:h>
      <text:h text:style-name="Heading_20_2" text:outline-level="2">Discontinue oracle</text:h>
      <text:p text:style-name="Text_20_body"><text:a xlink:type="simple" xlink:href="https://jaxenter.de/ende-javafx-embedded-13340" text:style-name="Internet_20_link" text:visited-style-name="Visited_20_Internet_20_Link">https://jaxenter.de/ende-javafx-embedded-13340</text:a> </text:p>
      <text:p text:style-name="Text_20_body"><text:a xlink:type="simple" xlink:href="http://mail.openjdk.java.net/pipermail/openjfx-dev/2015-January/016570.html" text:style-name="Internet_20_link" text:visited-style-name="Visited_20_Internet_20_Link">http://mail.openjdk.java.net/pipermail/openjfx-dev/2015-January/016570.html</text:a> </text:p>
      <text:p text:style-name="Text_20_body"/>
      <text:p text:style-name="Text_20_body"/>
      <text:h text:style-name="Heading_20_2" text:outline-level="2">Download sources</text:h>
      <text:p text:style-name="Text_20_body">Main text</text:p>
      <text:p text:style-name="Standard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Standard"/>
      <text:p text:style-name="Standard">Link for 8</text:p>
      <text:p text:style-name="Standard"><text:a xlink:type="simple" xlink:href="https://jdk8.java.net/download.html" text:style-name="Internet_20_link" text:visited-style-name="Visited_20_Internet_20_Link">https://jdk8.java.net/download.html</text:a> </text:p>
      <text:p text:style-name="Standard"/>
      <text:p text:style-name="Standard"/>
      <text:p text:style-name="Standard">gives</text:p>
      <text:p text:style-name="code">jdk-8u102-ea-bin-b02-linux-arm-vfp-hflt-11_apr_2016.tar.gz</text:p>
      <text:p text:style-name="Standard">and</text:p>
      <text:p text:style-name="code">javafx_samples-8u102-ea-b02-windows-11_apr_2016.zip</text:p>
      <text:p text:style-name="code">javafx_samples-8u102-ea-b02-linux-11_apr_2016.zip</text:p>
      <text:p text:style-name="Standard"/>
      <text:p text:style-name="Standard">does not run fx</text:p>
      <text:p text:style-name="Standard">Platform link:</text:p>
      <text:p text:style-name="Standard"><text:a xlink:type="simple" xlink:href="http://www.oracle.com/technetwork/java/javase/certconfig-2095354.html" text:style-name="Internet_20_link" text:visited-style-name="Visited_20_Internet_20_Link">http://www.oracle.com/technetwork/java/javase/certconfig-2095354.html</text:a> </text:p>
      <text:p text:style-name="Standard"/>
      <text:p text:style-name="Standard"/>
      <text:p text:style-name="Standard">Link for 9</text:p>
      <text:p text:style-name="Standard"/>
      <text:p text:style-name="Standard"><text:a xlink:type="simple" xlink:href="https://jdk9.java.net/" text:style-name="Internet_20_link" text:visited-style-name="Visited_20_Internet_20_Link">https://jdk9.java.net/</text:a> </text:p>
      <text:p text:style-name="Standard"><text:a xlink:type="simple" xlink:href="https://jdk9.java.net/download/" text:style-name="Internet_20_link" text:visited-style-name="Visited_20_Internet_20_Link">https://jdk9.java.net/download/</text:a> </text:p>
      <text:p text:style-name="Standard">gives</text:p>
      <text:p text:style-name="code">jdk-9-ea+113_linux-arm32-vfp-hflt_bin.tar.gz</text:p>
      <text:p text:style-name="Standard">and</text:p>
      <text:p text:style-name="code">javafx-9_linux-x86_demo.zip</text:p>
      <text:p text:style-name="Standard"/>
      <text:p text:style-name="Standard">does not run fx</text:p>
      <text:p text:style-name="Standard">Platform link:</text:p>
      <text:p text:style-name="Standard"><text:a xlink:type="simple" xlink:href="https://jdk9.java.net/jdk9_supported_platforms.html" text:style-name="Internet_20_link" text:visited-style-name="Visited_20_Internet_20_Link">https://jdk9.java.net/jdk9_supported_platforms.html</text:a> </text:p>
      <text:p text:style-name="Standard"/>
      <text:p text:style-name="Standard"/>
      <text:h text:style-name="Heading_20_2" text:outline-level="2"><text:soft-page-break/>Old fx hint by oracle</text:h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>Included packages</text:p>
      <text:p text:style-name="Standard">javafx.animation Animation</text:p>
      <text:p text:style-name="Standard">javafx.application Lifecycle</text:p>
      <text:p text:style-name="Standard">javafx.beans JavaFX beans</text:p>
      <text:p text:style-name="Standard">javafx.beans.binding JavaFX bean property binding</text:p>
      <text:p text:style-name="Standard">javafx.beans.property Read-only and read-write bean properties</text:p>
      <text:p text:style-name="Standard">javafx.beans.value Observable and writable values</text:p>
      <text:p text:style-name="Standard">javafx.collections JavaFX observable collections</text:p>
      <text:p text:style-name="Standard">javafx.concurrent Threading classes</text:p>
      <text:p text:style-name="Standard">javafx.css Styleable properties</text:p>
      <text:p text:style-name="Standard">javafx.event Event handling</text:p>
      <text:p text:style-name="Standard">javafx.geometry 2D and 3D</text:p>
      <text:p text:style-name="Standard">javafx.scene Scene graph core</text:p>
      <text:p text:style-name="Standard">javafx.scene.canvas Immediate mode rendering</text:p>
      <text:p text:style-name="Standard">javafx.scene.effect Visual effects</text:p>
      <text:p text:style-name="Standard">javafx.scene.image Loading and displaying images</text:p>
      <text:p text:style-name="Standard">javafx.scene.input Input events</text:p>
      <text:p text:style-name="Standard">javafx.scene.layout Scene layout</text:p>
      <text:p text:style-name="Standard">javafx.scene.paint Colors and gradients</text:p>
      <text:p text:style-name="Standard">javafx.scene.shape 2D and 3D shapes</text:p>
      <text:p text:style-name="Standard">javafx.scene.text Text rendering and metrics</text:p>
      <text:p text:style-name="Standard">javafx.scene.transform 2D and 3D transformations</text:p>
      <text:p text:style-name="Standard">javafx.stage Windowing</text:p>
      <text:p text:style-name="Standard">javafx.util Utilities</text:p>
      <text:p text:style-name="Standard">javafx.util.converter String converters</text:p>
      <text:p text:style-name="Standard"/>
      <text:p text:style-name="Standard">javafx.fxml FXML</text:p>
      <text:p text:style-name="Standard">javafx.scene.chart Charts</text:p>
      <text:p text:style-name="Standard">javafx.scene.control UI controls</text:p>
      <text:p text:style-name="Standard">javafx.scene.control.cell Cells for UI controls</text:p>
      <text:p text:style-name="Standard"/>
      <text:p text:style-name="Standard"/>
      <text:p text:style-name="Standard">JavaFX Packages not Available in Oracle Java SE Embedded</text:p>
      <text:p text:style-name="Standard"/>
      <text:p text:style-name="Standard">javafx.beans.property.adapter Integration with JavaBeans</text:p>
      <text:p text:style-name="Standard">javafx.embed.swing Integration with the Swing API</text:p>
      <text:p text:style-name="Standard">javafx.embed.swt Integration with the SWT API</text:p>
      <text:p text:style-name="Standard">javafx.print Printing</text:p>
      <text:p text:style-name="Standard">javafx.scene.media Media playback</text:p>
      <text:p text:style-name="Standard">javafx.scene.web Web content</text:p>
      <text:p text:style-name="Standard"><text:soft-page-break/>netscape.javascript JavaScript integration</text:p>
      <text:p text:style-name="Standard"/>
      <text:p text:style-name="Standard">The Magic switch:</text:p>
      <text:p text:style-name="code">-Djavafx.platform=directfb</text:p>
      <text:h text:style-name="Heading_20_2" text:outline-level="2">other sources ObenJDK build</text:h>
      <text:p text:style-name="Text_20_body">Communiti build list</text:p>
      <text:p text:style-name="Text_20_body"><text:a xlink:type="simple" xlink:href="https://wiki.openjdk.java.net/display/OpenJFX/Community+Builds" text:style-name="Internet_20_link" text:visited-style-name="Visited_20_Internet_20_Link">https://wiki.openjdk.java.net/display/OpenJFX/Community+Builds</text:a> </text:p>
      <text:p text:style-name="Text_20_body"><text:a xlink:type="simple" xlink:href="http://gluonhq.com/gluon-supports-javafx-embedded-binary-builds-now-available/" text:style-name="Internet_20_link" text:visited-style-name="Visited_20_Internet_20_Link"/></text:p>
      <text:h text:style-name="Heading_20_3" text:outline-level="3">gluon</text:h>
      <text:p text:style-name="Text_20_body"><text:a xlink:type="simple" xlink:href="http://gluonhq.com/gluon-supports-javafx-embedded-binary-builds-now-available/" text:style-name="Internet_20_link" text:visited-style-name="Visited_20_Internet_20_Link">http://gluonhq.com/gluon-supports-javafx-embedded-binary-builds-now-available/</text:a> </text:p>
      <text:p text:style-name="Text_20_body"><text:a xlink:type="simple" xlink:href="http://gluonhq.com/open-source/javafxports/downloads/" text:style-name="Internet_20_link" text:visited-style-name="Visited_20_Internet_20_Link">http://gluonhq.com/open-source/javafxports/downloads/</text:a> 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/></text:p>
      <text:p text:style-name="Text_20_body"><text:a xlink:type="simple" xlink:href="http://108.61.191.178/" text:style-name="Internet_20_link" text:visited-style-name="Visited_20_Internet_20_Link">http://108.61.191.178/</text:a> </text:p>
      <text:p text:style-name="Text_20_body"/>
      <text:p text:style-name="Text_20_body">Combine try</text:p>
      <text:p text:style-name="Text_20_body">chrishocodes and OpenJDK 8</text:p>
      <text:p text:style-name="Text_20_body">Files</text:p>
      <text:p text:style-name="code">openjfx-8-sdk-overlay-linux-armv6hf.zip</text:p>
      <text:p text:style-name="code">jdk-8u102-ea-bin-b02-linux-arm-vfp-hflt-11_apr_2016.tar.gz</text:p>
      <text:p text:style-name="code"/>
      <text:p text:style-name="Text_20_body"/>
      <text:h text:style-name="P5" text:outline-level="1">Appendix</text:h>
      <text:h text:style-name="Heading_20_2" text:outline-level="2">Links</text:h>
      <text:p text:style-name="Standard"><text:a xlink:type="simple" xlink:href="http://fxexperience.com/" text:style-name="Internet_20_link" text:visited-style-name="Visited_20_Internet_20_Link"/></text:p>
      <text:p text:style-name="Standard"><text:a xlink:type="simple" xlink:href="http://fxexperience.com/" text:style-name="Internet_20_link" text:visited-style-name="Visited_20_Internet_20_Link">http://fxexperience.com/</text:a> </text:p>
      <text:p text:style-name="Standard"/>
      <text:p text:style-name="Standard"><text:a xlink:type="simple" xlink:href="http://www.oracle.com/technetwork/articles/java/raspberrypi-1704896.html" text:style-name="Internet_20_link" text:visited-style-name="Visited_20_Internet_20_Link">http://www.oracle.com/technetwork/articles/java/raspberrypi-1704896.html</text:a> </text:p>
      <text:p text:style-name="Standard"/>
      <text:p text:style-name="Standard"><text:a xlink:type="simple" xlink:href="https://docs.oracle.com/javase/8/embedded/release-notes/" text:style-name="Internet_20_link" text:visited-style-name="Visited_20_Internet_20_Link">https://docs.oracle.com/javase/8/embedded/release-notes/</text:a> </text:p>
      <text:p text:style-name="Standard"/>
      <text:p text:style-name="Standard">nich der richtige</text:p>
      <text:p text:style-name="Standard"><text:a xlink:type="simple" xlink:href="https://docs.oracle.com/javase/8/embedded/develop-apps-platforms/javafx.htm" text:style-name="Internet_20_link" text:visited-style-name="Visited_20_Internet_20_Link">https://docs.oracle.com/javase/8/embedded/develop-apps-platforms/javafx.htm</text:a> </text:p>
      <text:p text:style-name="Standard"/>
      <text:p text:style-name="Standard">thats it</text:p>
      <text:p text:style-name="Standard"><text:a xlink:type="simple" xlink:href="https://docs.oracle.com/javase/8/embedded/develop-apps-platforms/headful.htm" text:style-name="Internet_20_link" text:visited-style-name="Visited_20_Internet_20_Link">https://docs.oracle.com/javase/8/embedded/develop-apps-platforms/headful.htm</text:a> </text:p>
      <text:p text:style-name="Standard"/>
      <text:p text:style-name="Standard"/>
      <text:p text:style-name="Standard"/>
      <text:p text:style-name="Standard"/>
      <text:h text:style-name="P5" text:outline-level="1">Mail</text:h>
      <text:p text:style-name="Standard">JavaFX and JDK for ARM</text:p>
      <text:p text:style-name="Text_20_body"><text:span text:style-name="T1">Kevin Rushforth</text:span> <text:a xlink:type="simple" xlink:href="mailto:openjfx-dev%40openjdk.java.net?Subject=Re%3A%20JavaFX%20and%20JDK%20for%20ARM&amp;In-Reply-To=%3C54C95BF5.6090705%40oracle.com%3E" text:style-name="Internet_20_link" text:visited-style-name="Visited_20_Internet_20_Link">kevin.rushforth at oracle.com </text:a><text:line-break/><text:span text:style-name="T2">Wed Jan 28 22:00:21 UTC 2015</text:span> </text:p>
      <text:list xml:id="list1785354926165787004" text:style-name="L1">
        <text:list-item>
          <text:p text:style-name="P8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8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6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Preformatted_20_Text">Many of you have been asking about the status of JavaFX in Linux/ARM </text:p>
      <text:p text:style-name="Preformatted_20_Text">embedded platforms. Starting with 8u33, JavaFX has been removed from </text:p>
      <text:p text:style-name="Preformatted_20_Text">both Oracle JDK for ARM and Oracle Java SE Embedded. [1]</text:p>
      <text:p text:style-name="Preformatted_20_Text"/>
      <text:p text:style-name="Preformatted_20_Text">This is a resource trade off within Oracle. Included in that difficult </text:p>
      <text:p text:style-name="Preformatted_20_Text">trade off decision was the ongoing investment needed to properly support </text:p>
      <text:p text:style-name="Preformatted_20_Text">FX in a world where so much the hardware is not standardized -- it </text:p>
      <text:p text:style-name="Preformatted_20_Text">really is difficult to have enough hardware and testing resources </text:p>
      <text:p text:style-name="Preformatted_20_Text">committed to support FX on ARM. It is important to understand that when </text:p>
      <text:p text:style-name="Preformatted_20_Text">we say support, we are not talking about just "running" on a device like </text:p>
      <text:p text:style-name="Preformatted_20_Text">the Raspberry PI -- but providing support for paying customers that are </text:p>
      <text:p text:style-name="Preformatted_20_Text">almost certainly going to be using hardware that is customized for their </text:p>
      <text:p text:style-name="Preformatted_20_Text">embedded product.</text:p>
      <text:p text:style-name="Preformatted_20_Text"/>
      <text:p text:style-name="Preformatted_20_Text">This does not mean that FX is going away on other platforms, and </text:p>
      <text:p text:style-name="Preformatted_20_Text">hopefully does not mean we will be disappearing from ARM completely.</text:p>
      <text:p text:style-name="Preformatted_20_Text"/>
      <text:p text:style-name="Preformatted_20_Text">The core JavaFX team will continue working on the ARM port as resources </text:p>
      <text:p text:style-name="Preformatted_20_Text">permit, hopefully with involvement of members of the OpenJFX community. </text:p>
      <text:p text:style-name="Preformatted_20_Text">We have continued to demonstrate this commitment with the moving all of </text:p>
      <text:p text:style-name="Preformatted_20_Text">the JavaFX sources to OpenJFX, and maintaining an up to date OpenJFX </text:p>
      <text:p text:style-name="Preformatted_20_Text">Wiki which includes detailed articles on building for ARM.</text:p>
      <text:p text:style-name="Preformatted_20_Text"/>
      <text:p text:style-name="Preformatted_20_Text">We will continue to do what we can to make it easier to build and </text:p>
      <text:p text:style-name="Preformatted_20_Text">overlay OpenJFX on top of the ARM JDKs.</text:p>
      <text:p text:style-name="Preformatted_20_Text"/>
      <text:p text:style-name="Preformatted_20_Text">We hope to arrange for a external build of OpenJFX for ARM so that more </text:p>
      <text:p text:style-name="Preformatted_20_Text">people will be able to easily obtain a current build.</text:p>
      <text:p text:style-name="Preformatted_20_Text"/>
      <text:p text:style-name="Preformatted_20_Text">Most of the FX source code is shared across all ports, and we will </text:p>
      <text:p text:style-name="Preformatted_20_Text">continue to do regular internal builds of linux-armv6hf to ensure that </text:p>
      <text:p text:style-name="Preformatted_20_Text">it runs. We will continue to maintain the Monocle glass platform in any </text:p>
      <text:p text:style-name="Preformatted_20_Text">case, as we use it for some of our dektop unit tests.</text:p>
      <text:p text:style-name="Preformatted_20_Text"/>
      <text:p text:style-name="Preformatted_20_Text">We have received a lot of help from the community -- particularly for </text:p>
      <text:p text:style-name="Preformatted_20_Text">iOS and Android. Now we hope we can work together to keep Linux ARM </text:p>
      <text:p text:style-name="Preformatted_20_Text">viable and interesting.</text:p>
      <text:p text:style-name="Preformatted_20_Text"/>
      <text:p text:style-name="Preformatted_20_Text">-- Kevin Rushforth and David Hill</text:p>
      <text:p text:style-name="Preformatted_20_Text"/>
      <text:p text:style-name="Preformatted_20_Text"/>
      <text:p text:style-name="Preformatted_20_Text">[1] For more information on the decision, I refer you to the following </text:p>
      <text:p text:style-name="Preformatted_20_Text">statement from Dalibor Topic and Donald Smith that Dalibor posted to the </text:p>
      <text:p text:style-name="Preformatted_20_Text">Raspberry Pi forum.</text:p>
      <text:p text:style-name="Preformatted_20_Text"><text:soft-page-break/></text:p>
      <text:p text:style-name="Preformatted_20_Text"><text:a xlink:type="simple" xlink:href="http://www.raspberrypi.org/forums/viewtopic.php?f=81&amp;t=97367&amp;p=678791#p678791" text:style-name="Internet_20_link" text:visited-style-name="Visited_20_Internet_20_Link">http://www.raspberrypi.org/forums/viewtopic.php?f=81&amp;t=97367&amp;p=678791#p678791</text:a></text:p>
      <text:p text:style-name="Preformatted_20_Text"/>
      <text:p text:style-name="Preformatted_20_Text">-------------------------------------------------------------------------------------------------------</text:p>
      <text:p text:style-name="Preformatted_20_Text">Apologies for the terse release note regarding this change to the Oracle </text:p>
      <text:p text:style-name="Preformatted_20_Text">JDK for ARM and Oracle Java SE Embedded products. Clearly this change </text:p>
      <text:p text:style-name="Preformatted_20_Text">should have come with more context.</text:p>
      <text:p text:style-name="Preformatted_20_Text"/>
      <text:p text:style-name="Preformatted_20_Text">Starting with Oracle JDK for ARM 8u33 and Oracle Java SE Embedded 8u33, </text:p>
      <text:p text:style-name="Preformatted_20_Text">JavaFX Embedded, a port of JavaFX 8 which was only available on </text:p>
      <text:p text:style-name="Preformatted_20_Text">Linux/ARM platforms, is not supported, and has been removed from these </text:p>
      <text:p text:style-name="Preformatted_20_Text">downloads.</text:p>
      <text:p text:style-name="Preformatted_20_Text"/>
      <text:p text:style-name="Preformatted_20_Text">The complete source code for JavaFX Embedded has been contributed to the </text:p>
      <text:p text:style-name="Preformatted_20_Text">OpenJFX open source project in the OpenJDK community under the GPL v2 </text:p>
      <text:p text:style-name="Preformatted_20_Text">with Classpath exception license. JavaFX development has been done in </text:p>
      <text:p text:style-name="Preformatted_20_Text">the OpenJDK open source community for some time now, enabling JavaFX </text:p>
      <text:p text:style-name="Preformatted_20_Text">developers to contribute back their changes to the source code, and </text:p>
      <text:p text:style-name="Preformatted_20_Text">produce their own OpenJFX binaries for their target platforms under </text:p>
      <text:p text:style-name="Preformatted_20_Text">their own responsibility.</text:p>
      <text:p text:style-name="Preformatted_20_Text"/>
      <text:p text:style-name="Preformatted_20_Text">JavaFX continues to be provided as a fully supported part of the Oracle </text:p>
      <text:p text:style-name="Preformatted_20_Text">JDK 8 product on x86 platforms (Windows, Linux, Mac).</text:p>
      <text:p text:style-name="Preformatted_20_Text">-------------------------------------------------------------------------------------------------------</text:p>
      <text:p text:style-name="P4"/>
      <text:p text:style-name="Horizontal_20_Line"/>
      <text:list xml:id="list6503584294344848850" text:style-name="L2">
        <text:list-item>
          <text:p text:style-name="P9">Previous message: <text:a xlink:type="simple" xlink:href="http://mail.openjdk.java.net/pipermail/openjfx-dev/2015-January/016567.html" text:style-name="Internet_20_link" text:visited-style-name="Visited_20_Internet_20_Link">AcceleratedScreen </text:a></text:p>
        </text:list-item>
        <text:list-item>
          <text:p text:style-name="P9">Next message: <text:a xlink:type="simple" xlink:href="http://mail.openjdk.java.net/pipermail/openjfx-dev/2015-January/016580.html" text:style-name="Internet_20_link" text:visited-style-name="Visited_20_Internet_20_Link">JavaFX and JDK for ARM </text:a></text:p>
        </text:list-item>
        <text:list-item>
          <text:p text:style-name="P7"><text:span text:style-name="T1">Messages sorted by:</text:span> <text:a xlink:type="simple" xlink:href="http://mail.openjdk.java.net/pipermail/openjfx-dev/2015-January/date.html#16570" text:style-name="Internet_20_link" text:visited-style-name="Visited_20_Internet_20_Link">[ date ]</text:a> <text:a xlink:type="simple" xlink:href="http://mail.openjdk.java.net/pipermail/openjfx-dev/2015-January/thread.html#16570" text:style-name="Internet_20_link" text:visited-style-name="Visited_20_Internet_20_Link">[ thread ]</text:a> <text:a xlink:type="simple" xlink:href="http://mail.openjdk.java.net/pipermail/openjfx-dev/2015-January/subject.html#16570" text:style-name="Internet_20_link" text:visited-style-name="Visited_20_Internet_20_Link">[ subject ]</text:a> <text:a xlink:type="simple" xlink:href="http://mail.openjdk.java.net/pipermail/openjfx-dev/2015-January/author.html#16570" text:style-name="Internet_20_link" text:visited-style-name="Visited_20_Internet_20_Link">[ author ]</text:a> </text:p>
        </text:list-item>
      </text:list>
      <text:p text:style-name="Horizontal_20_Line"/>
      <text:p text:style-name="Text_20_body"><text:a xlink:type="simple" xlink:href="http://mail.openjdk.java.net/mailman/listinfo/openjfx-dev" text:style-name="Internet_20_link" text:visited-style-name="Visited_20_Internet_20_Link">More information about the openjfx-dev mailing list</text:a> 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FX_Arm.odt</text:file-name><text:tab/><text:tab/><text:date style:data-style-name="N75" text:date-value="2016-04-16T11:59:55.91" text:fixed="true">16. Apr 2016</text:date> <text:time style:data-style-name="N40" text:time-value="2016-04-16T23:44:11.13">23:43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4-16T23:44:11.05</dc:date>
    <meta:editing-duration>PT4H41M21S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7" meta:paragraph-count="161" meta:word-count="875" meta:character-count="6973"/>
  </office:meta>
</office:document-meta>
</file>